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25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fibonacci number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formula="of:=((1+SQRT(5))/2)^[.A1]" office:value-type="float" office:value="1.6180339887499" calcext:value-type="float">
            <text:p>1.618033988749900</text:p>
          </table:table-cell>
          <table:table-cell table:formula="of:=((1-SQRT(5))/2)^[.A1]" office:value-type="float" office:value="-0.618033988749895" calcext:value-type="float">
            <text:p>-0.618033988749895</text:p>
          </table:table-cell>
          <table:table-cell table:formula="of:=((((1+SQRT(5))/2)^[.A1]) - (((1-SQRT(5))/2)^[.A1]))/SQRT(5)" office:value-type="float" office:value="1" calcext:value-type="float">
            <text:p>1.000000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(1+SQRT(5))/2)^[.A2]" office:value-type="float" office:value="2.61803398874989" calcext:value-type="float">
            <text:p>2.618033988749890</text:p>
          </table:table-cell>
          <table:table-cell table:formula="of:=((1-SQRT(5))/2)^[.A2]" office:value-type="float" office:value="0.381966011250105" calcext:value-type="float">
            <text:p>0.381966011250105</text:p>
          </table:table-cell>
          <table:table-cell table:formula="of:=((((1+SQRT(5))/2)^[.A2]) - (((1-SQRT(5))/2)^[.A2]))/SQRT(5)" office:value-type="float" office:value="1" calcext:value-type="float">
            <text:p>1.000000000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(1+SQRT(5))/2)^[.A3]" office:value-type="float" office:value="4.23606797749979" calcext:value-type="float">
            <text:p>4.236067977499790</text:p>
          </table:table-cell>
          <table:table-cell table:formula="of:=((1-SQRT(5))/2)^[.A3]" office:value-type="float" office:value="-0.23606797749979" calcext:value-type="float">
            <text:p>-0.236067977499790</text:p>
          </table:table-cell>
          <table:table-cell table:formula="of:=((((1+SQRT(5))/2)^[.A3]) - (((1-SQRT(5))/2)^[.A3]))/SQRT(5)" office:value-type="float" office:value="2" calcext:value-type="float">
            <text:p>2.0000000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(1+SQRT(5))/2)^[.A4]" office:value-type="float" office:value="6.85410196624969" calcext:value-type="float">
            <text:p>6.854101966249690</text:p>
          </table:table-cell>
          <table:table-cell table:formula="of:=((1-SQRT(5))/2)^[.A4]" office:value-type="float" office:value="0.145898033750316" calcext:value-type="float">
            <text:p>0.145898033750316</text:p>
          </table:table-cell>
          <table:table-cell table:formula="of:=((((1+SQRT(5))/2)^[.A4]) - (((1-SQRT(5))/2)^[.A4]))/SQRT(5)" office:value-type="float" office:value="3" calcext:value-type="float">
            <text:p>3.0000000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(1+SQRT(5))/2)^[.A5]" office:value-type="float" office:value="11.0901699437495" calcext:value-type="float">
            <text:p>11.090169943749500</text:p>
          </table:table-cell>
          <table:table-cell table:formula="of:=((1-SQRT(5))/2)^[.A5]" office:value-type="float" office:value="-0.0901699437494743" calcext:value-type="float">
            <text:p>-0.090169943749474</text:p>
          </table:table-cell>
          <table:table-cell table:formula="of:=((((1+SQRT(5))/2)^[.A5]) - (((1-SQRT(5))/2)^[.A5]))/SQRT(5)" office:value-type="float" office:value="5" calcext:value-type="float">
            <text:p>5.0000000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(1+SQRT(5))/2)^[.A6]" office:value-type="float" office:value="17.9442719099992" calcext:value-type="float">
            <text:p>17.944271909999200</text:p>
          </table:table-cell>
          <table:table-cell table:formula="of:=((1-SQRT(5))/2)^[.A6]" office:value-type="float" office:value="0.0557280900008412" calcext:value-type="float">
            <text:p>0.055728090000841</text:p>
          </table:table-cell>
          <table:table-cell table:formula="of:=((((1+SQRT(5))/2)^[.A6]) - (((1-SQRT(5))/2)^[.A6]))/SQRT(5)" office:value-type="float" office:value="8" calcext:value-type="float">
            <text:p>8.000000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(1+SQRT(5))/2)^[.A7]" office:value-type="float" office:value="29.0344418537486" calcext:value-type="float">
            <text:p>29.034441853748600</text:p>
          </table:table-cell>
          <table:table-cell table:formula="of:=((1-SQRT(5))/2)^[.A7]" office:value-type="float" office:value="-0.034441853748633" calcext:value-type="float">
            <text:p>-0.034441853748633</text:p>
          </table:table-cell>
          <table:table-cell table:formula="of:=((((1+SQRT(5))/2)^[.A7]) - (((1-SQRT(5))/2)^[.A7]))/SQRT(5)" office:value-type="float" office:value="13" calcext:value-type="float">
            <text:p>13.0000000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(1+SQRT(5))/2)^[.A8]" office:value-type="float" office:value="46.9787137637478" calcext:value-type="float">
            <text:p>46.978713763747800</text:p>
          </table:table-cell>
          <table:table-cell table:formula="of:=((1-SQRT(5))/2)^[.A8]" office:value-type="float" office:value="0.0212862362522082" calcext:value-type="float">
            <text:p>0.021286236252208</text:p>
          </table:table-cell>
          <table:table-cell table:formula="of:=((((1+SQRT(5))/2)^[.A8]) - (((1-SQRT(5))/2)^[.A8]))/SQRT(5)" office:value-type="float" office:value="21" calcext:value-type="float">
            <text:p>21.0000000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(1+SQRT(5))/2)^[.A9]" office:value-type="float" office:value="76.0131556174965" calcext:value-type="float">
            <text:p>76.013155617496500</text:p>
          </table:table-cell>
          <table:table-cell table:formula="of:=((1-SQRT(5))/2)^[.A9]" office:value-type="float" office:value="-0.0131556174964249" calcext:value-type="float">
            <text:p>-0.013155617496425</text:p>
          </table:table-cell>
          <table:table-cell table:formula="of:=((((1+SQRT(5))/2)^[.A9]) - (((1-SQRT(5))/2)^[.A9]))/SQRT(5)" office:value-type="float" office:value="34" calcext:value-type="float">
            <text:p>34.000000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1+SQRT(5))/2)^[.A10]" office:value-type="float" office:value="122.991869381244" calcext:value-type="float">
            <text:p>122.991869381244000</text:p>
          </table:table-cell>
          <table:table-cell table:formula="of:=((1-SQRT(5))/2)^[.A10]" office:value-type="float" office:value="0.00813061875578335" calcext:value-type="float">
            <text:p>0.008130618755783</text:p>
          </table:table-cell>
          <table:table-cell table:formula="of:=((((1+SQRT(5))/2)^[.A10]) - (((1-SQRT(5))/2)^[.A10]))/SQRT(5)" office:value-type="float" office:value="55" calcext:value-type="float">
            <text:p>55.000000000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(1+SQRT(5))/2)^[.A11]" office:value-type="float" office:value="199.005024998741" calcext:value-type="float">
            <text:p>199.005024998741000</text:p>
          </table:table-cell>
          <table:table-cell table:formula="of:=((1-SQRT(5))/2)^[.A11]" office:value-type="float" office:value="-0.0050249987406415" calcext:value-type="float">
            <text:p>-0.005024998740642</text:p>
          </table:table-cell>
          <table:table-cell table:formula="of:=((((1+SQRT(5))/2)^[.A11]) - (((1-SQRT(5))/2)^[.A11]))/SQRT(5)" office:value-type="float" office:value="89" calcext:value-type="float">
            <text:p>89.00000000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(1+SQRT(5))/2)^[.A12]" office:value-type="float" office:value="321.996894379985" calcext:value-type="float">
            <text:p>321.996894379985000</text:p>
          </table:table-cell>
          <table:table-cell table:formula="of:=((1-SQRT(5))/2)^[.A12]" office:value-type="float" office:value="0.00310562001514186" calcext:value-type="float">
            <text:p>0.003105620015142</text:p>
          </table:table-cell>
          <table:table-cell table:formula="of:=((((1+SQRT(5))/2)^[.A12]) - (((1-SQRT(5))/2)^[.A12]))/SQRT(5)" office:value-type="float" office:value="144" calcext:value-type="float">
            <text:p>144.0000000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(1+SQRT(5))/2)^[.A13]" office:value-type="float" office:value="521.001919378726" calcext:value-type="float">
            <text:p>521.001919378726000</text:p>
          </table:table-cell>
          <table:table-cell table:formula="of:=((1-SQRT(5))/2)^[.A13]" office:value-type="float" office:value="-0.00191937872549963" calcext:value-type="float">
            <text:p>-0.001919378725500</text:p>
          </table:table-cell>
          <table:table-cell table:formula="of:=((((1+SQRT(5))/2)^[.A13]) - (((1-SQRT(5))/2)^[.A13]))/SQRT(5)" office:value-type="float" office:value="233" calcext:value-type="float">
            <text:p>233.0000000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(1+SQRT(5))/2)^[.A14]" office:value-type="float" office:value="842.998813758711" calcext:value-type="float">
            <text:p>842.998813758711000</text:p>
          </table:table-cell>
          <table:table-cell table:formula="of:=((1-SQRT(5))/2)^[.A14]" office:value-type="float" office:value="0.00118624128964223" calcext:value-type="float">
            <text:p>0.001186241289642</text:p>
          </table:table-cell>
          <table:table-cell table:formula="of:=((((1+SQRT(5))/2)^[.A14]) - (((1-SQRT(5))/2)^[.A14]))/SQRT(5)" office:value-type="float" office:value="377" calcext:value-type="float">
            <text:p>377.000000000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(1+SQRT(5))/2)^[.A15]" office:value-type="float" office:value="1364.00073313744" calcext:value-type="float">
            <text:p>1364.000733137440000</text:p>
          </table:table-cell>
          <table:table-cell table:formula="of:=((1-SQRT(5))/2)^[.A15]" office:value-type="float" office:value="-0.000733137435857406" calcext:value-type="float">
            <text:p>-0.000733137435857</text:p>
          </table:table-cell>
          <table:table-cell table:formula="of:=((((1+SQRT(5))/2)^[.A15]) - (((1-SQRT(5))/2)^[.A15]))/SQRT(5)" office:value-type="float" office:value="610" calcext:value-type="float">
            <text:p>610.000000000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(1+SQRT(5))/2)^[.A16]" office:value-type="float" office:value="2206.99954689615" calcext:value-type="float">
            <text:p>2206.999546896150000</text:p>
          </table:table-cell>
          <table:table-cell table:formula="of:=((1-SQRT(5))/2)^[.A16]" office:value-type="float" office:value="0.000453103853784823" calcext:value-type="float">
            <text:p>0.000453103853785</text:p>
          </table:table-cell>
          <table:table-cell table:formula="of:=((((1+SQRT(5))/2)^[.A16]) - (((1-SQRT(5))/2)^[.A16]))/SQRT(5)" office:value-type="float" office:value="987" calcext:value-type="float">
            <text:p>987.00000000000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(1+SQRT(5))/2)^[.A17]" office:value-type="float" office:value="3571.00028003358" calcext:value-type="float">
            <text:p>3571.000280033580000</text:p>
          </table:table-cell>
          <table:table-cell table:formula="of:=((1-SQRT(5))/2)^[.A17]" office:value-type="float" office:value="-0.000280033582072583" calcext:value-type="float">
            <text:p>-0.000280033582073</text:p>
          </table:table-cell>
          <table:table-cell table:formula="of:=((((1+SQRT(5))/2)^[.A17]) - (((1-SQRT(5))/2)^[.A17]))/SQRT(5)" office:value-type="float" office:value="1597" calcext:value-type="float">
            <text:p>1597.0000000000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(1+SQRT(5))/2)^[.A18]" office:value-type="float" office:value="5777.99982692973" calcext:value-type="float">
            <text:p>5777.999826929730000</text:p>
          </table:table-cell>
          <table:table-cell table:formula="of:=((1-SQRT(5))/2)^[.A18]" office:value-type="float" office:value="0.00017307027171224" calcext:value-type="float">
            <text:p>0.000173070271712</text:p>
          </table:table-cell>
          <table:table-cell table:formula="of:=((((1+SQRT(5))/2)^[.A18]) - (((1-SQRT(5))/2)^[.A18]))/SQRT(5)" office:value-type="float" office:value="2584" calcext:value-type="float">
            <text:p>2584.00000000000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(1+SQRT(5))/2)^[.A19]" office:value-type="float" office:value="9349.00010696332" calcext:value-type="float">
            <text:p>9349.000106963320000</text:p>
          </table:table-cell>
          <table:table-cell table:formula="of:=((1-SQRT(5))/2)^[.A19]" office:value-type="float" office:value="-0.000106963310360344" calcext:value-type="float">
            <text:p>-0.000106963310360</text:p>
          </table:table-cell>
          <table:table-cell table:formula="of:=((((1+SQRT(5))/2)^[.A19]) - (((1-SQRT(5))/2)^[.A19]))/SQRT(5)" office:value-type="float" office:value="4181" calcext:value-type="float">
            <text:p>4181.0000000000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1+SQRT(5))/2)^[.A20]" office:value-type="float" office:value="15126.999933893" calcext:value-type="float">
            <text:p>15126.999933893000000</text:p>
          </table:table-cell>
          <table:table-cell table:formula="of:=((1-SQRT(5))/2)^[.A20]" office:value-type="float" office:value="0.0000661069613518961" calcext:value-type="float">
            <text:p>0.000066106961352</text:p>
          </table:table-cell>
          <table:table-cell table:formula="of:=((((1+SQRT(5))/2)^[.A20]) - (((1-SQRT(5))/2)^[.A20]))/SQRT(5)" office:value-type="float" office:value="6765" calcext:value-type="float">
            <text:p>6765.00000000000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(1+SQRT(5))/2)^[.A21]" office:value-type="float" office:value="24476.0000408564" calcext:value-type="float">
            <text:p>24476.000040856400000</text:p>
          </table:table-cell>
          <table:table-cell table:formula="of:=((1-SQRT(5))/2)^[.A21]" office:value-type="float" office:value="-0.0000408563490084475" calcext:value-type="float">
            <text:p>-0.000040856349008</text:p>
          </table:table-cell>
          <table:table-cell table:formula="of:=((((1+SQRT(5))/2)^[.A21]) - (((1-SQRT(5))/2)^[.A21]))/SQRT(5)" office:value-type="float" office:value="10946" calcext:value-type="float">
            <text:p>10946.00000000000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(1+SQRT(5))/2)^[.A22]" office:value-type="float" office:value="39602.9999747494" calcext:value-type="float">
            <text:p>39602.999974749400000</text:p>
          </table:table-cell>
          <table:table-cell table:formula="of:=((1-SQRT(5))/2)^[.A22]" office:value-type="float" office:value="0.0000252506123434486" calcext:value-type="float">
            <text:p>0.000025250612343</text:p>
          </table:table-cell>
          <table:table-cell table:formula="of:=((((1+SQRT(5))/2)^[.A22]) - (((1-SQRT(5))/2)^[.A22]))/SQRT(5)" office:value-type="float" office:value="17711" calcext:value-type="float">
            <text:p>17711.00000000000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(1+SQRT(5))/2)^[.A23]" office:value-type="float" office:value="64079.0000156058" calcext:value-type="float">
            <text:p>64079.000015605800000</text:p>
          </table:table-cell>
          <table:table-cell table:formula="of:=((1-SQRT(5))/2)^[.A23]" office:value-type="float" office:value="-0.0000156057366649989" calcext:value-type="float">
            <text:p>-0.000015605736665</text:p>
          </table:table-cell>
          <table:table-cell table:formula="of:=((((1+SQRT(5))/2)^[.A23]) - (((1-SQRT(5))/2)^[.A23]))/SQRT(5)" office:value-type="float" office:value="28657" calcext:value-type="float">
            <text:p>28657.00000000000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(1+SQRT(5))/2)^[.A24]" office:value-type="float" office:value="103681.999990355" calcext:value-type="float">
            <text:p>103681.999990355000000</text:p>
          </table:table-cell>
          <table:table-cell table:formula="of:=((1-SQRT(5))/2)^[.A24]" office:value-type="float" office:value="0.00000964487567844974" calcext:value-type="float">
            <text:p>0.000009644875678</text:p>
          </table:table-cell>
          <table:table-cell table:formula="of:=((((1+SQRT(5))/2)^[.A24]) - (((1-SQRT(5))/2)^[.A24]))/SQRT(5)" office:value-type="float" office:value="46368" calcext:value-type="float">
            <text:p>46368.00000000000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(1+SQRT(5))/2)^[.A25]" office:value-type="float" office:value="167761.000005961" calcext:value-type="float">
            <text:p>167761.000005961000000</text:p>
          </table:table-cell>
          <table:table-cell table:formula="of:=((1-SQRT(5))/2)^[.A25]" office:value-type="float" office:value="-0.00000596086098654914" calcext:value-type="float">
            <text:p>-0.000005960860987</text:p>
          </table:table-cell>
          <table:table-cell table:formula="of:=((((1+SQRT(5))/2)^[.A25]) - (((1-SQRT(5))/2)^[.A25]))/SQRT(5)" office:value-type="float" office:value="75025.0000000001" calcext:value-type="float">
            <text:p>75025.00000000010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(1+SQRT(5))/2)^[.A26]" office:value-type="float" office:value="271442.999996316" calcext:value-type="float">
            <text:p>271442.999996316000000</text:p>
          </table:table-cell>
          <table:table-cell table:formula="of:=((1-SQRT(5))/2)^[.A26]" office:value-type="float" office:value="0.0000036840146919006" calcext:value-type="float">
            <text:p>0.000003684014692</text:p>
          </table:table-cell>
          <table:table-cell table:formula="of:=((((1+SQRT(5))/2)^[.A26]) - (((1-SQRT(5))/2)^[.A26]))/SQRT(5)" office:value-type="float" office:value="121393" calcext:value-type="float">
            <text:p>121393.00000000000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(1+SQRT(5))/2)^[.A27]" office:value-type="float" office:value="439204.000002277" calcext:value-type="float">
            <text:p>439204.000002277000000</text:p>
          </table:table-cell>
          <table:table-cell table:formula="of:=((1-SQRT(5))/2)^[.A27]" office:value-type="float" office:value="-0.00000227684629464854" calcext:value-type="float">
            <text:p>-0.000002276846295</text:p>
          </table:table-cell>
          <table:table-cell table:formula="of:=((((1+SQRT(5))/2)^[.A27]) - (((1-SQRT(5))/2)^[.A27]))/SQRT(5)" office:value-type="float" office:value="196418" calcext:value-type="float">
            <text:p>196418.000000000000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(1+SQRT(5))/2)^[.A28]" office:value-type="float" office:value="710646.999998593" calcext:value-type="float">
            <text:p>710646.999998593000000</text:p>
          </table:table-cell>
          <table:table-cell table:formula="of:=((1-SQRT(5))/2)^[.A28]" office:value-type="float" office:value="0.00000140716839725206" calcext:value-type="float">
            <text:p>0.000001407168397</text:p>
          </table:table-cell>
          <table:table-cell table:formula="of:=((((1+SQRT(5))/2)^[.A28]) - (((1-SQRT(5))/2)^[.A28]))/SQRT(5)" office:value-type="float" office:value="317811" calcext:value-type="float">
            <text:p>317811.00000000000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(1+SQRT(5))/2)^[.A29]" office:value-type="float" office:value="1149851.00000087" calcext:value-type="float">
            <text:p>1149851.000000870000000</text:p>
          </table:table-cell>
          <table:table-cell table:formula="of:=((1-SQRT(5))/2)^[.A29]" office:value-type="float" office:value="-0.000000869677897396485" calcext:value-type="float">
            <text:p>-0.000000869677897</text:p>
          </table:table-cell>
          <table:table-cell table:formula="of:=((((1+SQRT(5))/2)^[.A29]) - (((1-SQRT(5))/2)^[.A29]))/SQRT(5)" office:value-type="float" office:value="514229" calcext:value-type="float">
            <text:p>514229.00000000000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1+SQRT(5))/2)^[.A30]" office:value-type="float" office:value="1860497.99999946" calcext:value-type="float">
            <text:p>1860497.999999460000000</text:p>
          </table:table-cell>
          <table:table-cell table:formula="of:=((1-SQRT(5))/2)^[.A30]" office:value-type="float" office:value="0.000000537490499855572" calcext:value-type="float">
            <text:p>0.000000537490500</text:p>
          </table:table-cell>
          <table:table-cell table:formula="of:=((((1+SQRT(5))/2)^[.A30]) - (((1-SQRT(5))/2)^[.A30]))/SQRT(5)" office:value-type="float" office:value="832040.000000001" calcext:value-type="float">
            <text:p>832040.000000001000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(1+SQRT(5))/2)^[.A31]" office:value-type="float" office:value="3010349.00000034" calcext:value-type="float">
            <text:p>3010349.000000340000000</text:p>
          </table:table-cell>
          <table:table-cell table:formula="of:=((1-SQRT(5))/2)^[.A31]" office:value-type="float" office:value="-0.000000332187397540914" calcext:value-type="float">
            <text:p>-0.000000332187398</text:p>
          </table:table-cell>
          <table:table-cell table:formula="of:=((((1+SQRT(5))/2)^[.A31]) - (((1-SQRT(5))/2)^[.A31]))/SQRT(5)" office:value-type="float" office:value="1346269" calcext:value-type="float">
            <text:p>1346269.000000000000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(1+SQRT(5))/2)^[.A32]" office:value-type="float" office:value="4870846.9999998" calcext:value-type="float">
            <text:p>4870846.999999800000000</text:p>
          </table:table-cell>
          <table:table-cell table:formula="of:=((1-SQRT(5))/2)^[.A32]" office:value-type="float" office:value="0.000000205303102314658" calcext:value-type="float">
            <text:p>0.000000205303102</text:p>
          </table:table-cell>
          <table:table-cell table:formula="of:=((((1+SQRT(5))/2)^[.A32]) - (((1-SQRT(5))/2)^[.A32]))/SQRT(5)" office:value-type="float" office:value="2178309" calcext:value-type="float">
            <text:p>2178309.00000000000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(1+SQRT(5))/2)^[.A33]" office:value-type="float" office:value="7881196.00000014" calcext:value-type="float">
            <text:p>7881196.000000140000000</text:p>
          </table:table-cell>
          <table:table-cell table:formula="of:=((1-SQRT(5))/2)^[.A33]" office:value-type="float" office:value="-0.000000126884295226256" calcext:value-type="float">
            <text:p>-0.000000126884295</text:p>
          </table:table-cell>
          <table:table-cell table:formula="of:=((((1+SQRT(5))/2)^[.A33]) - (((1-SQRT(5))/2)^[.A33]))/SQRT(5)" office:value-type="float" office:value="3524578" calcext:value-type="float">
            <text:p>3524578.000000000000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(1+SQRT(5))/2)^[.A34]" office:value-type="float" office:value="12752042.9999999" calcext:value-type="float">
            <text:p>12752042.999999900000000</text:p>
          </table:table-cell>
          <table:table-cell table:formula="of:=((1-SQRT(5))/2)^[.A34]" office:value-type="float" office:value="0.0000000784188070884022" calcext:value-type="float">
            <text:p>0.000000078418807</text:p>
          </table:table-cell>
          <table:table-cell table:formula="of:=((((1+SQRT(5))/2)^[.A34]) - (((1-SQRT(5))/2)^[.A34]))/SQRT(5)" office:value-type="float" office:value="5702887.00000001" calcext:value-type="float">
            <text:p>5702887.00000001000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(1+SQRT(5))/2)^[.A35]" office:value-type="float" office:value="20633239.0000001" calcext:value-type="float">
            <text:p>20633239.000000100000000</text:p>
          </table:table-cell>
          <table:table-cell table:formula="of:=((1-SQRT(5))/2)^[.A35]" office:value-type="float" office:value="-0.0000000484654881378537" calcext:value-type="float">
            <text:p>-0.000000048465488</text:p>
          </table:table-cell>
          <table:table-cell table:formula="of:=((((1+SQRT(5))/2)^[.A35]) - (((1-SQRT(5))/2)^[.A35]))/SQRT(5)" office:value-type="float" office:value="9227465.00000001" calcext:value-type="float">
            <text:p>9227465.000000010000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(1+SQRT(5))/2)^[.A36]" office:value-type="float" office:value="33385282" calcext:value-type="float">
            <text:p>33385282.000000000000000</text:p>
          </table:table-cell>
          <table:table-cell table:formula="of:=((1-SQRT(5))/2)^[.A36]" office:value-type="float" office:value="0.0000000299533189505484" calcext:value-type="float">
            <text:p>0.000000029953319</text:p>
          </table:table-cell>
          <table:table-cell table:formula="of:=((((1+SQRT(5))/2)^[.A36]) - (((1-SQRT(5))/2)^[.A36]))/SQRT(5)" office:value-type="float" office:value="14930352" calcext:value-type="float">
            <text:p>14930352.00000000000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(1+SQRT(5))/2)^[.A37]" office:value-type="float" office:value="54018521.0000001" calcext:value-type="float">
            <text:p>54018521.000000100000000</text:p>
          </table:table-cell>
          <table:table-cell table:formula="of:=((1-SQRT(5))/2)^[.A37]" office:value-type="float" office:value="-0.0000000185121691873053" calcext:value-type="float">
            <text:p>-0.000000018512169</text:p>
          </table:table-cell>
          <table:table-cell table:formula="of:=((((1+SQRT(5))/2)^[.A37]) - (((1-SQRT(5))/2)^[.A37]))/SQRT(5)" office:value-type="float" office:value="24157817" calcext:value-type="float">
            <text:p>24157817.000000000000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(1+SQRT(5))/2)^[.A38]" office:value-type="float" office:value="87403803.0000001" calcext:value-type="float">
            <text:p>87403803.000000100000000</text:p>
          </table:table-cell>
          <table:table-cell table:formula="of:=((1-SQRT(5))/2)^[.A38]" office:value-type="float" office:value="0.0000000114411497632432" calcext:value-type="float">
            <text:p>0.000000011441150</text:p>
          </table:table-cell>
          <table:table-cell table:formula="of:=((((1+SQRT(5))/2)^[.A38]) - (((1-SQRT(5))/2)^[.A38]))/SQRT(5)" office:value-type="float" office:value="39088169" calcext:value-type="float">
            <text:p>39088169.000000000000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(1+SQRT(5))/2)^[.A39]" office:value-type="float" office:value="141422324" calcext:value-type="float">
            <text:p>141422324.000000000000000</text:p>
          </table:table-cell>
          <table:table-cell table:formula="of:=((1-SQRT(5))/2)^[.A39]" office:value-type="float" office:value="-0.0000000070710194240621" calcext:value-type="float">
            <text:p>-0.000000007071019</text:p>
          </table:table-cell>
          <table:table-cell table:formula="of:=((((1+SQRT(5))/2)^[.A39]) - (((1-SQRT(5))/2)^[.A39]))/SQRT(5)" office:value-type="float" office:value="63245986.0000001" calcext:value-type="float">
            <text:p>63245986.00000010000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1+SQRT(5))/2)^[.A40]" office:value-type="float" office:value="228826127" calcext:value-type="float">
            <text:p>228826127.000000000000000</text:p>
          </table:table-cell>
          <table:table-cell table:formula="of:=((1-SQRT(5))/2)^[.A40]" office:value-type="float" office:value="0.00000000437013033918108" calcext:value-type="float">
            <text:p>0.000000004370130</text:p>
          </table:table-cell>
          <table:table-cell table:formula="of:=((((1+SQRT(5))/2)^[.A40]) - (((1-SQRT(5))/2)^[.A40]))/SQRT(5)" office:value-type="float" office:value="102334155" calcext:value-type="float">
            <text:p>102334155.000000000000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(1+SQRT(5))/2)^[.A41]" office:value-type="float" office:value="370248451.000001" calcext:value-type="float">
            <text:p>370248451.000001000000000</text:p>
          </table:table-cell>
          <table:table-cell table:formula="of:=((1-SQRT(5))/2)^[.A41]" office:value-type="float" office:value="-0.00000000270088908488102" calcext:value-type="float">
            <text:p>-0.000000002700889</text:p>
          </table:table-cell>
          <table:table-cell table:formula="of:=((((1+SQRT(5))/2)^[.A41]) - (((1-SQRT(5))/2)^[.A41]))/SQRT(5)" office:value-type="float" office:value="165580141" calcext:value-type="float">
            <text:p>165580141.000000000000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(1+SQRT(5))/2)^[.A42]" office:value-type="float" office:value="599074578.000001" calcext:value-type="float">
            <text:p>599074578.000001000000000</text:p>
          </table:table-cell>
          <table:table-cell table:formula="of:=((1-SQRT(5))/2)^[.A42]" office:value-type="float" office:value="0.00000000166924125430007" calcext:value-type="float">
            <text:p>0.000000001669241</text:p>
          </table:table-cell>
          <table:table-cell table:formula="of:=((((1+SQRT(5))/2)^[.A42]) - (((1-SQRT(5))/2)^[.A42]))/SQRT(5)" office:value-type="float" office:value="267914296" calcext:value-type="float">
            <text:p>267914296.000000000000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(1+SQRT(5))/2)^[.A43]" office:value-type="float" office:value="969323029.000002" calcext:value-type="float">
            <text:p>969323029.000002000000000</text:p>
          </table:table-cell>
          <table:table-cell table:formula="of:=((1-SQRT(5))/2)^[.A43]" office:value-type="float" office:value="-0.00000000103164783058095" calcext:value-type="float">
            <text:p>-0.000000001031648</text:p>
          </table:table-cell>
          <table:table-cell table:formula="of:=((((1+SQRT(5))/2)^[.A43]) - (((1-SQRT(5))/2)^[.A43]))/SQRT(5)" office:value-type="float" office:value="433494437.000001" calcext:value-type="float">
            <text:p>433494437.000001000000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(1+SQRT(5))/2)^[.A44]" office:value-type="float" office:value="1568397607" calcext:value-type="float">
            <text:p>1568397607.000000000000000</text:p>
          </table:table-cell>
          <table:table-cell table:formula="of:=((1-SQRT(5))/2)^[.A44]" office:value-type="float" office:value="0.000000000637593423719119" calcext:value-type="float">
            <text:p>0.000000000637593</text:p>
          </table:table-cell>
          <table:table-cell table:formula="of:=((((1+SQRT(5))/2)^[.A44]) - (((1-SQRT(5))/2)^[.A44]))/SQRT(5)" office:value-type="float" office:value="701408733.000001" calcext:value-type="float">
            <text:p>701408733.000001000000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(1+SQRT(5))/2)^[.A45]" office:value-type="float" office:value="2537720636" calcext:value-type="float">
            <text:p>2537720636.000000000000000</text:p>
          </table:table-cell>
          <table:table-cell table:formula="of:=((1-SQRT(5))/2)^[.A45]" office:value-type="float" office:value="-0.000000000394054406861829" calcext:value-type="float">
            <text:p>-0.000000000394054</text:p>
          </table:table-cell>
          <table:table-cell table:formula="of:=((((1+SQRT(5))/2)^[.A45]) - (((1-SQRT(5))/2)^[.A45]))/SQRT(5)" office:value-type="float" office:value="1134903170" calcext:value-type="float">
            <text:p>1134903170.000000000000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(1+SQRT(5))/2)^[.A46]" office:value-type="float" office:value="4106118243.00001" calcext:value-type="float">
            <text:p>4106118243.000010000000000</text:p>
          </table:table-cell>
          <table:table-cell table:formula="of:=((1-SQRT(5))/2)^[.A46]" office:value-type="float" office:value="0.00000000024353901685729" calcext:value-type="float">
            <text:p>0.000000000243539</text:p>
          </table:table-cell>
          <table:table-cell table:formula="of:=((((1+SQRT(5))/2)^[.A46]) - (((1-SQRT(5))/2)^[.A46]))/SQRT(5)" office:value-type="float" office:value="1836311903" calcext:value-type="float">
            <text:p>1836311903.000000000000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(1+SQRT(5))/2)^[.A47]" office:value-type="float" office:value="6643838879.00001" calcext:value-type="float">
            <text:p>6643838879.000010000000000</text:p>
          </table:table-cell>
          <table:table-cell table:formula="of:=((1-SQRT(5))/2)^[.A47]" office:value-type="float" office:value="-0.000000000150515390004539" calcext:value-type="float">
            <text:p>-0.000000000150515</text:p>
          </table:table-cell>
          <table:table-cell table:formula="of:=((((1+SQRT(5))/2)^[.A47]) - (((1-SQRT(5))/2)^[.A47]))/SQRT(5)" office:value-type="float" office:value="2971215073" calcext:value-type="float">
            <text:p>2971215073.000000000000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(1+SQRT(5))/2)^[.A48]" office:value-type="float" office:value="10749957122" calcext:value-type="float">
            <text:p>10749957122.000000000000000</text:p>
          </table:table-cell>
          <table:table-cell table:formula="of:=((1-SQRT(5))/2)^[.A48]" office:value-type="float" office:value="0.0000000000930236268527513" calcext:value-type="float">
            <text:p>0.000000000093024</text:p>
          </table:table-cell>
          <table:table-cell table:formula="of:=((((1+SQRT(5))/2)^[.A48]) - (((1-SQRT(5))/2)^[.A48]))/SQRT(5)" office:value-type="float" office:value="4807526976.00001" calcext:value-type="float">
            <text:p>4807526976.000010000000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(1+SQRT(5))/2)^[.A49]" office:value-type="float" office:value="17393796001" calcext:value-type="float">
            <text:p>17393796001.000000000000000</text:p>
          </table:table-cell>
          <table:table-cell table:formula="of:=((1-SQRT(5))/2)^[.A49]" office:value-type="float" office:value="-0.0000000000574917631517877" calcext:value-type="float">
            <text:p>-0.000000000057492</text:p>
          </table:table-cell>
          <table:table-cell table:formula="of:=((((1+SQRT(5))/2)^[.A49]) - (((1-SQRT(5))/2)^[.A49]))/SQRT(5)" office:value-type="float" office:value="7778742049.00001" calcext:value-type="float">
            <text:p>7778742049.00001000000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1+SQRT(5))/2)^[.A50]" office:value-type="float" office:value="28143753123" calcext:value-type="float">
            <text:p>28143753123.000000000000000</text:p>
          </table:table-cell>
          <table:table-cell table:formula="of:=((1-SQRT(5))/2)^[.A50]" office:value-type="float" office:value="0.0000000000355318637009636" calcext:value-type="float">
            <text:p>0.000000000035532</text:p>
          </table:table-cell>
          <table:table-cell table:formula="of:=((((1+SQRT(5))/2)^[.A50]) - (((1-SQRT(5))/2)^[.A50]))/SQRT(5)" office:value-type="float" office:value="12586269025" calcext:value-type="float">
            <text:p>12586269025.000000000000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(1+SQRT(5))/2)^[.A51]" office:value-type="float" office:value="45537549124.0001" calcext:value-type="float">
            <text:p>45537549124.000100000000000</text:p>
          </table:table-cell>
          <table:table-cell table:formula="of:=((1-SQRT(5))/2)^[.A51]" office:value-type="float" office:value="-0.0000000000219598994508241" calcext:value-type="float">
            <text:p>-0.000000000021960</text:p>
          </table:table-cell>
          <table:table-cell table:formula="of:=((((1+SQRT(5))/2)^[.A51]) - (((1-SQRT(5))/2)^[.A51]))/SQRT(5)" office:value-type="float" office:value="20365011074" calcext:value-type="float">
            <text:p>20365011074.000000000000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(1+SQRT(5))/2)^[.A52]" office:value-type="float" office:value="73681302247.0001" calcext:value-type="float">
            <text:p>73681302247.000100000000000</text:p>
          </table:table-cell>
          <table:table-cell table:formula="of:=((1-SQRT(5))/2)^[.A52]" office:value-type="float" office:value="0.0000000000135719642501395" calcext:value-type="float">
            <text:p>0.000000000013572</text:p>
          </table:table-cell>
          <table:table-cell table:formula="of:=((((1+SQRT(5))/2)^[.A52]) - (((1-SQRT(5))/2)^[.A52]))/SQRT(5)" office:value-type="float" office:value="32951280099.0001" calcext:value-type="float">
            <text:p>32951280099.000100000000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(1+SQRT(5))/2)^[.A53]" office:value-type="float" office:value="119218851371" calcext:value-type="float">
            <text:p>119218851371.000000000000000</text:p>
          </table:table-cell>
          <table:table-cell table:formula="of:=((1-SQRT(5))/2)^[.A53]" office:value-type="float" office:value="-0.00000000000838793520068467" calcext:value-type="float">
            <text:p>-0.000000000008388</text:p>
          </table:table-cell>
          <table:table-cell table:formula="of:=((((1+SQRT(5))/2)^[.A53]) - (((1-SQRT(5))/2)^[.A53]))/SQRT(5)" office:value-type="float" office:value="53316291173.0001" calcext:value-type="float">
            <text:p>53316291173.000100000000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(1+SQRT(5))/2)^[.A54]" office:value-type="float" office:value="192900153618" calcext:value-type="float">
            <text:p>192900153618.000000000000000</text:p>
          </table:table-cell>
          <table:table-cell table:formula="of:=((1-SQRT(5))/2)^[.A54]" office:value-type="float" office:value="0.0000000000051840290494548" calcext:value-type="float">
            <text:p>0.000000000005184</text:p>
          </table:table-cell>
          <table:table-cell table:formula="of:=((((1+SQRT(5))/2)^[.A54]) - (((1-SQRT(5))/2)^[.A54]))/SQRT(5)" office:value-type="float" office:value="86267571272.0002" calcext:value-type="float">
            <text:p>86267571272.00020000000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(1+SQRT(5))/2)^[.A55]" office:value-type="float" office:value="312119004989.001" calcext:value-type="float">
            <text:p>312119004989.001000000000000</text:p>
          </table:table-cell>
          <table:table-cell table:formula="of:=((1-SQRT(5))/2)^[.A55]" office:value-type="float" office:value="-0.00000000000320390615122987" calcext:value-type="float">
            <text:p>-0.000000000003204</text:p>
          </table:table-cell>
          <table:table-cell table:formula="of:=((((1+SQRT(5))/2)^[.A55]) - (((1-SQRT(5))/2)^[.A55]))/SQRT(5)" office:value-type="float" office:value="139583862445" calcext:value-type="float">
            <text:p>139583862445.0000000000000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(1+SQRT(5))/2)^[.A56]" office:value-type="float" office:value="505019158607.001" calcext:value-type="float">
            <text:p>505019158607.001000000000000</text:p>
          </table:table-cell>
          <table:table-cell table:formula="of:=((1-SQRT(5))/2)^[.A56]" office:value-type="float" office:value="0.00000000000198012289822492" calcext:value-type="float">
            <text:p>0.000000000001980</text:p>
          </table:table-cell>
          <table:table-cell table:formula="of:=((((1+SQRT(5))/2)^[.A56]) - (((1-SQRT(5))/2)^[.A56]))/SQRT(5)" office:value-type="float" office:value="225851433717" calcext:value-type="float">
            <text:p>225851433717.000000000000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(1+SQRT(5))/2)^[.A57]" office:value-type="float" office:value="817138163596.002" calcext:value-type="float">
            <text:p>817138163596.002000000000000</text:p>
          </table:table-cell>
          <table:table-cell table:formula="of:=((1-SQRT(5))/2)^[.A57]" office:value-type="float" office:value="-0.00000000000122378325300495" calcext:value-type="float">
            <text:p>-0.000000000001224</text:p>
          </table:table-cell>
          <table:table-cell table:formula="of:=((((1+SQRT(5))/2)^[.A57]) - (((1-SQRT(5))/2)^[.A57]))/SQRT(5)" office:value-type="float" office:value="365435296162.001" calcext:value-type="float">
            <text:p>365435296162.001000000000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(1+SQRT(5))/2)^[.A58]" office:value-type="float" office:value="1322157322203" calcext:value-type="float">
            <text:p>1322157322203.000000000000000</text:p>
          </table:table-cell>
          <table:table-cell table:formula="of:=((1-SQRT(5))/2)^[.A58]" office:value-type="float" office:value="0.000000000000756339645219972" calcext:value-type="float">
            <text:p>0.000000000000756</text:p>
          </table:table-cell>
          <table:table-cell table:formula="of:=((((1+SQRT(5))/2)^[.A58]) - (((1-SQRT(5))/2)^[.A58]))/SQRT(5)" office:value-type="float" office:value="591286729879.001" calcext:value-type="float">
            <text:p>591286729879.001000000000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(1+SQRT(5))/2)^[.A59]" office:value-type="float" office:value="2139295485799" calcext:value-type="float">
            <text:p>2139295485799.000000000000000</text:p>
          </table:table-cell>
          <table:table-cell table:formula="of:=((1-SQRT(5))/2)^[.A59]" office:value-type="float" office:value="-0.00000000000046744360778498" calcext:value-type="float">
            <text:p>-0.000000000000467</text:p>
          </table:table-cell>
          <table:table-cell table:formula="of:=((((1+SQRT(5))/2)^[.A59]) - (((1-SQRT(5))/2)^[.A59]))/SQRT(5)" office:value-type="float" office:value="956722026041.002" calcext:value-type="float">
            <text:p>956722026041.00200000000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1+SQRT(5))/2)^[.A60]" office:value-type="float" office:value="3461452808002.01" calcext:value-type="float">
            <text:p>3461452808002.010000000000000</text:p>
          </table:table-cell>
          <table:table-cell table:formula="of:=((1-SQRT(5))/2)^[.A60]" office:value-type="float" office:value="0.000000000000288896037434992" calcext:value-type="float">
            <text:p>0.000000000000289</text:p>
          </table:table-cell>
          <table:table-cell table:formula="of:=((((1+SQRT(5))/2)^[.A60]) - (((1-SQRT(5))/2)^[.A60]))/SQRT(5)" office:value-type="float" office:value="1548008755920" calcext:value-type="float">
            <text:p>1548008755920.000000000000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(1+SQRT(5))/2)^[.A61]" office:value-type="float" office:value="5600748293801.01" calcext:value-type="float">
            <text:p>5600748293801.010000000000000</text:p>
          </table:table-cell>
          <table:table-cell table:formula="of:=((1-SQRT(5))/2)^[.A61]" office:value-type="float" office:value="-0.000000000000178547570349987" calcext:value-type="float">
            <text:p>-0.000000000000179</text:p>
          </table:table-cell>
          <table:table-cell table:formula="of:=((((1+SQRT(5))/2)^[.A61]) - (((1-SQRT(5))/2)^[.A61]))/SQRT(5)" office:value-type="float" office:value="2504730781961" calcext:value-type="float">
            <text:p>2504730781961.000000000000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(1+SQRT(5))/2)^[.A62]" office:value-type="float" office:value="9062201101803.02" calcext:value-type="float">
            <text:p>9062201101803.020000000000000</text:p>
          </table:table-cell>
          <table:table-cell table:formula="of:=((1-SQRT(5))/2)^[.A62]" office:value-type="float" office:value="0.000000000000110348467085005" calcext:value-type="float">
            <text:p>0.000000000000110</text:p>
          </table:table-cell>
          <table:table-cell table:formula="of:=((((1+SQRT(5))/2)^[.A62]) - (((1-SQRT(5))/2)^[.A62]))/SQRT(5)" office:value-type="float" office:value="4052739537881.01" calcext:value-type="float">
            <text:p>4052739537881.010000000000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(1+SQRT(5))/2)^[.A63]" office:value-type="float" office:value="14662949395604" calcext:value-type="float">
            <text:p>14662949395604.000000000000000</text:p>
          </table:table-cell>
          <table:table-cell table:formula="of:=((1-SQRT(5))/2)^[.A63]" office:value-type="float" office:value="-0.0000000000000681991032649822" calcext:value-type="float">
            <text:p>-0.000000000000068</text:p>
          </table:table-cell>
          <table:table-cell table:formula="of:=((((1+SQRT(5))/2)^[.A63]) - (((1-SQRT(5))/2)^[.A63]))/SQRT(5)" office:value-type="float" office:value="6557470319842.01" calcext:value-type="float">
            <text:p>6557470319842.010000000000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(1+SQRT(5))/2)^[.A64]" office:value-type="float" office:value="23725150497407.1" calcext:value-type="float">
            <text:p>23725150497407.100000000000000</text:p>
          </table:table-cell>
          <table:table-cell table:formula="of:=((1-SQRT(5))/2)^[.A64]" office:value-type="float" office:value="0.0000000000000421493638200229" calcext:value-type="float">
            <text:p>0.000000000000042</text:p>
          </table:table-cell>
          <table:table-cell table:formula="of:=((((1+SQRT(5))/2)^[.A64]) - (((1-SQRT(5))/2)^[.A64]))/SQRT(5)" office:value-type="float" office:value="10610209857723" calcext:value-type="float">
            <text:p>10610209857723.00000000000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(1+SQRT(5))/2)^[.A65]" office:value-type="float" office:value="38388099893011.1" calcext:value-type="float">
            <text:p>38388099893011.100000000000000</text:p>
          </table:table-cell>
          <table:table-cell table:formula="of:=((1-SQRT(5))/2)^[.A65]" office:value-type="float" office:value="-0.0000000000000260497394449593" calcext:value-type="float">
            <text:p>-0.000000000000026</text:p>
          </table:table-cell>
          <table:table-cell table:formula="of:=((((1+SQRT(5))/2)^[.A65]) - (((1-SQRT(5))/2)^[.A65]))/SQRT(5)" office:value-type="float" office:value="17167680177565" calcext:value-type="float">
            <text:p>17167680177565.000000000000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(1+SQRT(5))/2)^[.A66]" office:value-type="float" office:value="62113250390418.1" calcext:value-type="float">
            <text:p>62113250390418.100000000000000</text:p>
          </table:table-cell>
          <table:table-cell table:formula="of:=((1-SQRT(5))/2)^[.A66]" office:value-type="float" office:value="0.0000000000000160996243750637" calcext:value-type="float">
            <text:p>0.000000000000016</text:p>
          </table:table-cell>
          <table:table-cell table:formula="of:=((((1+SQRT(5))/2)^[.A66]) - (((1-SQRT(5))/2)^[.A66]))/SQRT(5)" office:value-type="float" office:value="27777890035288.1" calcext:value-type="float">
            <text:p>27777890035288.100000000000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(1+SQRT(5))/2)^[.A67]" office:value-type="float" office:value="100501350283429" calcext:value-type="float">
            <text:p>100501350283429.000000000000000</text:p>
          </table:table-cell>
          <table:table-cell table:formula="of:=((1-SQRT(5))/2)^[.A67]" office:value-type="float" office:value="-9.95011506989562E-015" calcext:value-type="float">
            <text:p>-0.000000000000010</text:p>
          </table:table-cell>
          <table:table-cell table:formula="of:=((((1+SQRT(5))/2)^[.A67]) - (((1-SQRT(5))/2)^[.A67]))/SQRT(5)" office:value-type="float" office:value="44945570212853.1" calcext:value-type="float">
            <text:p>44945570212853.100000000000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(1+SQRT(5))/2)^[.A68]" office:value-type="float" office:value="162614600673847" calcext:value-type="float">
            <text:p>162614600673847.000000000000000</text:p>
          </table:table-cell>
          <table:table-cell table:formula="of:=((1-SQRT(5))/2)^[.A68]" office:value-type="float" office:value="6.14950930516803E-015" calcext:value-type="float">
            <text:p>0.000000000000006</text:p>
          </table:table-cell>
          <table:table-cell table:formula="of:=((((1+SQRT(5))/2)^[.A68]) - (((1-SQRT(5))/2)^[.A68]))/SQRT(5)" office:value-type="float" office:value="72723460248141.2" calcext:value-type="float">
            <text:p>72723460248141.200000000000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(1+SQRT(5))/2)^[.A69]" office:value-type="float" office:value="263115950957277" calcext:value-type="float">
            <text:p>263115950957277.000000000000000</text:p>
          </table:table-cell>
          <table:table-cell table:formula="of:=((1-SQRT(5))/2)^[.A69]" office:value-type="float" office:value="-3.80060576472759E-015" calcext:value-type="float">
            <text:p>-0.000000000000004</text:p>
          </table:table-cell>
          <table:table-cell table:formula="of:=((((1+SQRT(5))/2)^[.A69]) - (((1-SQRT(5))/2)^[.A69]))/SQRT(5)" office:value-type="float" office:value="117669030460994" calcext:value-type="float">
            <text:p>117669030460994.00000000000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1+SQRT(5))/2)^[.A70]" office:value-type="float" office:value="425730551631124" calcext:value-type="float">
            <text:p>425730551631124.000000000000000</text:p>
          </table:table-cell>
          <table:table-cell table:formula="of:=((1-SQRT(5))/2)^[.A70]" office:value-type="float" office:value="2.34890354044044E-015" calcext:value-type="float">
            <text:p>0.000000000000002</text:p>
          </table:table-cell>
          <table:table-cell table:formula="of:=((((1+SQRT(5))/2)^[.A70]) - (((1-SQRT(5))/2)^[.A70]))/SQRT(5)" office:value-type="float" office:value="190392490709135" calcext:value-type="float">
            <text:p>190392490709135.000000000000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(1+SQRT(5))/2)^[.A71]" office:value-type="float" office:value="688846502588401" calcext:value-type="float">
            <text:p>688846502588401.000000000000000</text:p>
          </table:table-cell>
          <table:table-cell table:formula="of:=((1-SQRT(5))/2)^[.A71]" office:value-type="float" office:value="-1.45170222428715E-015" calcext:value-type="float">
            <text:p>-0.000000000000001</text:p>
          </table:table-cell>
          <table:table-cell table:formula="of:=((((1+SQRT(5))/2)^[.A71]) - (((1-SQRT(5))/2)^[.A71]))/SQRT(5)" office:value-type="float" office:value="308061521170130" calcext:value-type="float">
            <text:p>308061521170130.000000000000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(1+SQRT(5))/2)^[.A72]" office:value-type="float" office:value="1.11457705421952E+015" calcext:value-type="float">
            <text:p>1114577054219520.000000000000000</text:p>
          </table:table-cell>
          <table:table-cell table:formula="of:=((1-SQRT(5))/2)^[.A72]" office:value-type="float" office:value="8.97201316153285E-016" calcext:value-type="float">
            <text:p>0.000000000000001</text:p>
          </table:table-cell>
          <table:table-cell table:formula="of:=((((1+SQRT(5))/2)^[.A72]) - (((1-SQRT(5))/2)^[.A72]))/SQRT(5)" office:value-type="float" office:value="498454011879265" calcext:value-type="float">
            <text:p>498454011879265.000000000000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(1+SQRT(5))/2)^[.A73]" office:value-type="float" office:value="1.80342355680793E+015" calcext:value-type="float">
            <text:p>1803423556807930.000000000000000</text:p>
          </table:table-cell>
          <table:table-cell table:formula="of:=((1-SQRT(5))/2)^[.A73]" office:value-type="float" office:value="-5.5450090813387E-016" calcext:value-type="float">
            <text:p>-0.000000000000001</text:p>
          </table:table-cell>
          <table:table-cell table:formula="of:=((((1+SQRT(5))/2)^[.A73]) - (((1-SQRT(5))/2)^[.A73]))/SQRT(5)" office:value-type="float" office:value="806515533049395" calcext:value-type="float">
            <text:p>806515533049395.000000000000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(1+SQRT(5))/2)^[.A74]" office:value-type="float" office:value="2918000611027450" calcext:value-type="float">
            <text:p>2918000611027450.000000000000000</text:p>
          </table:table-cell>
          <table:table-cell table:formula="of:=((1-SQRT(5))/2)^[.A74]" office:value-type="float" office:value="3.42700408019415E-016" calcext:value-type="float">
            <text:p>0.000000000000000</text:p>
          </table:table-cell>
          <table:table-cell table:formula="of:=((((1+SQRT(5))/2)^[.A74]) - (((1-SQRT(5))/2)^[.A74]))/SQRT(5)" office:value-type="float" office:value="1304969544928660" calcext:value-type="float">
            <text:p>1304969544928660.000000000000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(1+SQRT(5))/2)^[.A75]" office:value-type="float" office:value="4721424167835376" calcext:value-type="float">
            <text:p>4721424167835376.000000000000000</text:p>
          </table:table-cell>
          <table:table-cell table:formula="of:=((1-SQRT(5))/2)^[.A75]" office:value-type="float" office:value="-2.11800500114455E-016" calcext:value-type="float">
            <text:p>0.000000000000000</text:p>
          </table:table-cell>
          <table:table-cell table:formula="of:=((((1+SQRT(5))/2)^[.A75]) - (((1-SQRT(5))/2)^[.A75]))/SQRT(5)" office:value-type="float" office:value="2.11148507797806E+015" calcext:value-type="float">
            <text:p>2111485077978060.000000000000000</text:p>
          </table:table-cell>
        </table:table-row>
        <table:table-row table:style-name="ro1" table:number-rows-repeated="104850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achine epsilon" table:style-name="ta1"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2^(-[.A1])" office:value-type="float" office:value="0.5" calcext:value-type="float">
            <text:p>0.5</text:p>
          </table:table-cell>
          <table:table-cell table:formula="of:=1+(2^(-[.A1]))-1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(-[.A2])" office:value-type="float" office:value="0.25" calcext:value-type="float">
            <text:p>0.25</text:p>
          </table:table-cell>
          <table:table-cell table:formula="of:=1+(2^(-[.A2]))-1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(-[.A3])" office:value-type="float" office:value="0.125" calcext:value-type="float">
            <text:p>0.125</text:p>
          </table:table-cell>
          <table:table-cell table:formula="of:=1+(2^(-[.A3]))-1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(-[.A4])" office:value-type="float" office:value="0.0625" calcext:value-type="float">
            <text:p>0.0625</text:p>
          </table:table-cell>
          <table:table-cell table:formula="of:=1+(2^(-[.A4]))-1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(-[.A5])" office:value-type="float" office:value="0.03125" calcext:value-type="float">
            <text:p>0.03125</text:p>
          </table:table-cell>
          <table:table-cell table:formula="of:=1+(2^(-[.A5]))-1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(-[.A6])" office:value-type="float" office:value="0.015625" calcext:value-type="float">
            <text:p>0.015625</text:p>
          </table:table-cell>
          <table:table-cell table:formula="of:=1+(2^(-[.A6]))-1"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(-[.A7])" office:value-type="float" office:value="0.0078125" calcext:value-type="float">
            <text:p>0.0078125</text:p>
          </table:table-cell>
          <table:table-cell table:formula="of:=1+(2^(-[.A7]))-1" office:value-type="float" office:value="0.0078125" calcext:value-type="float">
            <text:p>0.0078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(-[.A8])" office:value-type="float" office:value="0.00390625" calcext:value-type="float">
            <text:p>0.00390625</text:p>
          </table:table-cell>
          <table:table-cell table:formula="of:=1+(2^(-[.A8]))-1" office:value-type="float" office:value="0.00390625" calcext:value-type="float">
            <text:p>0.00390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(-[.A9])" office:value-type="float" office:value="0.001953125" calcext:value-type="float">
            <text:p>0.001953125</text:p>
          </table:table-cell>
          <table:table-cell table:formula="of:=1+(2^(-[.A9]))-1" office:value-type="float" office:value="0.001953125" calcext:value-type="float">
            <text:p>0.0019531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(-[.A10])" office:value-type="float" office:value="0.0009765625" calcext:value-type="float">
            <text:p>0.0009765625</text:p>
          </table:table-cell>
          <table:table-cell table:formula="of:=1+(2^(-[.A10]))-1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(-[.A11])" office:value-type="float" office:value="0.00048828125" calcext:value-type="float">
            <text:p>0.00048828125</text:p>
          </table:table-cell>
          <table:table-cell table:formula="of:=1+(2^(-[.A11]))-1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(-[.A12])" office:value-type="float" office:value="0.000244140625" calcext:value-type="float">
            <text:p>0.000244140625</text:p>
          </table:table-cell>
          <table:table-cell table:formula="of:=1+(2^(-[.A12]))-1" office:value-type="float" office:value="0.000244140625" calcext:value-type="float">
            <text:p>0.000244140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(-[.A13])" office:value-type="float" office:value="0.0001220703125" calcext:value-type="float">
            <text:p>0.0001220703125</text:p>
          </table:table-cell>
          <table:table-cell table:formula="of:=1+(2^(-[.A13]))-1" office:value-type="float" office:value="0.0001220703125" calcext:value-type="float">
            <text:p>0.00012207031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(-[.A14])" office:value-type="float" office:value="0.00006103515625" calcext:value-type="float">
            <text:p>6.103515625E-05</text:p>
          </table:table-cell>
          <table:table-cell table:formula="of:=1+(2^(-[.A14]))-1" office:value-type="float" office:value="0.00006103515625" calcext:value-type="float">
            <text:p>6.103515625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(-[.A15])" office:value-type="float" office:value="0.000030517578125" calcext:value-type="float">
            <text:p>3.0517578125E-05</text:p>
          </table:table-cell>
          <table:table-cell table:formula="of:=1+(2^(-[.A15]))-1" office:value-type="float" office:value="0.000030517578125" calcext:value-type="float">
            <text:p>3.0517578125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(-[.A16])" office:value-type="float" office:value="0.0000152587890625" calcext:value-type="float">
            <text:p>1.52587890625E-05</text:p>
          </table:table-cell>
          <table:table-cell table:formula="of:=1+(2^(-[.A16]))-1" office:value-type="float" office:value="0.0000152587890625" calcext:value-type="float">
            <text:p>1.52587890625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(-[.A17])" office:value-type="float" office:value="0.00000762939453125" calcext:value-type="float">
            <text:p>7.62939453125E-06</text:p>
          </table:table-cell>
          <table:table-cell table:formula="of:=1+(2^(-[.A17]))-1" office:value-type="float" office:value="0.00000762939453125" calcext:value-type="float">
            <text:p>7.62939453125E-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(-[.A18])" office:value-type="float" office:value="0.000003814697265625" calcext:value-type="float">
            <text:p>3.814697265625E-06</text:p>
          </table:table-cell>
          <table:table-cell table:formula="of:=1+(2^(-[.A18]))-1" office:value-type="float" office:value="0.000003814697265625" calcext:value-type="float">
            <text:p>3.814697265625E-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(-[.A19])" office:value-type="float" office:value="0.0000019073486328125" calcext:value-type="float">
            <text:p>1.9073486328125E-06</text:p>
          </table:table-cell>
          <table:table-cell table:formula="of:=1+(2^(-[.A19]))-1" office:value-type="float" office:value="0.0000019073486328125" calcext:value-type="float">
            <text:p>1.9073486328125E-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^(-[.A20])" office:value-type="float" office:value="0.00000095367431640625" calcext:value-type="float">
            <text:p>9.5367431640625E-07</text:p>
          </table:table-cell>
          <table:table-cell table:formula="of:=1+(2^(-[.A20]))-1" office:value-type="float" office:value="0.00000095367431640625" calcext:value-type="float">
            <text:p>9.5367431640625E-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(-[.A21])" office:value-type="float" office:value="0.000000476837158203125" calcext:value-type="float">
            <text:p>4.76837158203125E-07</text:p>
          </table:table-cell>
          <table:table-cell table:formula="of:=1+(2^(-[.A21]))-1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^(-[.A22])" office:value-type="float" office:value="0.000000238418579101562" calcext:value-type="float">
            <text:p>2.38418579101562E-07</text:p>
          </table:table-cell>
          <table:table-cell table:formula="of:=1+(2^(-[.A22]))-1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^(-[.A23])" office:value-type="float" office:value="0.000000119209289550781" calcext:value-type="float">
            <text:p>1.19209289550781E-07</text:p>
          </table:table-cell>
          <table:table-cell table:formula="of:=1+(2^(-[.A23]))-1" office:value-type="float" office:value="0.000000119209289550781" calcext:value-type="float">
            <text:p>1.19209289550781E-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^(-[.A24])" office:value-type="float" office:value="0.0000000596046447753906" calcext:value-type="float">
            <text:p>5.96046447753906E-08</text:p>
          </table:table-cell>
          <table:table-cell table:formula="of:=1+(2^(-[.A24]))-1" office:value-type="float" office:value="0.0000000596046447753906" calcext:value-type="float">
            <text:p>5.96046447753906E-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^(-[.A25])" office:value-type="float" office:value="0.0000000298023223876953" calcext:value-type="float">
            <text:p>2.98023223876953E-08</text:p>
          </table:table-cell>
          <table:table-cell table:formula="of:=1+(2^(-[.A25]))-1" office:value-type="float" office:value="0.0000000298023223876953" calcext:value-type="float">
            <text:p>2.98023223876953E-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^(-[.A26])" office:value-type="float" office:value="0.0000000149011611938477" calcext:value-type="float">
            <text:p>1.49011611938477E-08</text:p>
          </table:table-cell>
          <table:table-cell table:formula="of:=1+(2^(-[.A26]))-1" office:value-type="float" office:value="0.0000000149011611938477" calcext:value-type="float">
            <text:p>1.49011611938477E-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^(-[.A27])" office:value-type="float" office:value="0.00000000745058059692383" calcext:value-type="float">
            <text:p>7.45058059692383E-09</text:p>
          </table:table-cell>
          <table:table-cell table:formula="of:=1+(2^(-[.A27]))-1" office:value-type="float" office:value="0.00000000745058059692383" calcext:value-type="float">
            <text:p>7.45058059692383E-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^(-[.A28])" office:value-type="float" office:value="0.00000000372529029846191" calcext:value-type="float">
            <text:p>3.72529029846191E-09</text:p>
          </table:table-cell>
          <table:table-cell table:formula="of:=1+(2^(-[.A28]))-1" office:value-type="float" office:value="0.00000000372529029846191" calcext:value-type="float">
            <text:p>3.72529029846191E-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2^(-[.A29])" office:value-type="float" office:value="0.00000000186264514923096" calcext:value-type="float">
            <text:p>1.86264514923096E-09</text:p>
          </table:table-cell>
          <table:table-cell table:formula="of:=1+(2^(-[.A29]))-1" office:value-type="float" office:value="0.00000000186264514923096" calcext:value-type="float">
            <text:p>1.86264514923096E-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^(-[.A30])" office:value-type="float" office:value="0.000000000931322574615479" calcext:value-type="float">
            <text:p>9.31322574615479E-10</text:p>
          </table:table-cell>
          <table:table-cell table:formula="of:=1+(2^(-[.A30]))-1" office:value-type="float" office:value="0.000000000931322574615479" calcext:value-type="float">
            <text:p>9.31322574615479E-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^(-[.A31])" office:value-type="float" office:value="0.000000000465661287307739" calcext:value-type="float">
            <text:p>4.65661287307739E-10</text:p>
          </table:table-cell>
          <table:table-cell table:formula="of:=1+(2^(-[.A31]))-1" office:value-type="float" office:value="0.000000000465661287307739" calcext:value-type="float">
            <text:p>4.65661287307739E-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^(-[.A32])" office:value-type="float" office:value="0.00000000023283064365387" calcext:value-type="float">
            <text:p>2.3283064365387E-10</text:p>
          </table:table-cell>
          <table:table-cell table:formula="of:=1+(2^(-[.A32]))-1" office:value-type="float" office:value="0.00000000023283064365387" calcext:value-type="float">
            <text:p>2.3283064365387E-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2^(-[.A33])" office:value-type="float" office:value="0.000000000116415321826935" calcext:value-type="float">
            <text:p>1.16415321826935E-10</text:p>
          </table:table-cell>
          <table:table-cell table:formula="of:=1+(2^(-[.A33]))-1" office:value-type="float" office:value="0.000000000116415321826935" calcext:value-type="float">
            <text:p>1.16415321826935E-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^(-[.A34])" office:value-type="float" office:value="0.0000000000582076609134674" calcext:value-type="float">
            <text:p>5.82076609134674E-11</text:p>
          </table:table-cell>
          <table:table-cell table:formula="of:=1+(2^(-[.A34]))-1" office:value-type="float" office:value="0.0000000000582076609134674" calcext:value-type="float">
            <text:p>5.82076609134674E-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2^(-[.A35])" office:value-type="float" office:value="0.0000000000291038304567337" calcext:value-type="float">
            <text:p>2.91038304567337E-11</text:p>
          </table:table-cell>
          <table:table-cell table:formula="of:=1+(2^(-[.A35]))-1" office:value-type="float" office:value="0.0000000000291038304567337" calcext:value-type="float">
            <text:p>2.91038304567337E-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^(-[.A36])" office:value-type="float" office:value="0.0000000000145519152283669" calcext:value-type="float">
            <text:p>1.45519152283669E-11</text:p>
          </table:table-cell>
          <table:table-cell table:formula="of:=1+(2^(-[.A36]))-1" office:value-type="float" office:value="0.0000000000145519152283669" calcext:value-type="float">
            <text:p>1.45519152283669E-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2^(-[.A37])" office:value-type="float" office:value="0.00000000000727595761418343" calcext:value-type="float">
            <text:p>7.27595761418343E-12</text:p>
          </table:table-cell>
          <table:table-cell table:formula="of:=1+(2^(-[.A37]))-1" office:value-type="float" office:value="0.00000000000727595761418343" calcext:value-type="float">
            <text:p>7.27595761418343E-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^(-[.A38])" office:value-type="float" office:value="0.00000000000363797880709171" calcext:value-type="float">
            <text:p>3.63797880709171E-12</text:p>
          </table:table-cell>
          <table:table-cell table:formula="of:=1+(2^(-[.A38]))-1" office:value-type="float" office:value="0.00000000000363797880709171" calcext:value-type="float">
            <text:p>3.63797880709171E-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2^(-[.A39])" office:value-type="float" office:value="0.00000000000181898940354586" calcext:value-type="float">
            <text:p>1.81898940354586E-12</text:p>
          </table:table-cell>
          <table:table-cell table:formula="of:=1+(2^(-[.A39]))-1" office:value-type="float" office:value="0.00000000000181898940354586" calcext:value-type="float">
            <text:p>1.81898940354586E-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^(-[.A40])" office:value-type="float" office:value="0.000000000000909494701772928" calcext:value-type="float">
            <text:p>9.09494701772928E-13</text:p>
          </table:table-cell>
          <table:table-cell table:formula="of:=1+(2^(-[.A40]))-1" office:value-type="float" office:value="0.000000000000909494701772928" calcext:value-type="float">
            <text:p>9.09494701772928E-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2^(-[.A41])" office:value-type="float" office:value="0.000000000000454747350886464" calcext:value-type="float">
            <text:p>4.54747350886464E-13</text:p>
          </table:table-cell>
          <table:table-cell table:formula="of:=1+(2^(-[.A41]))-1" office:value-type="float" office:value="0.000000000000454747350886464" calcext:value-type="float">
            <text:p>4.54747350886464E-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^(-[.A42])" office:value-type="float" office:value="0.000000000000227373675443232" calcext:value-type="float">
            <text:p>2.27373675443232E-13</text:p>
          </table:table-cell>
          <table:table-cell table:formula="of:=1+(2^(-[.A42]))-1" office:value-type="float" office:value="0.000000000000227373675443232" calcext:value-type="float">
            <text:p>2.27373675443232E-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2^(-[.A43])" office:value-type="float" office:value="0.000000000000113686837721616" calcext:value-type="float">
            <text:p>1.13686837721616E-13</text:p>
          </table:table-cell>
          <table:table-cell table:formula="of:=1+(2^(-[.A43]))-1" office:value-type="float" office:value="0.000000000000113686837721616" calcext:value-type="float">
            <text:p>1.13686837721616E-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^(-[.A44])" office:value-type="float" office:value="0.000000000000056843418860808" calcext:value-type="float">
            <text:p>5.6843418860808E-14</text:p>
          </table:table-cell>
          <table:table-cell table:formula="of:=1+(2^(-[.A44]))-1" office:value-type="float" office:value="0.000000000000056843418860808" calcext:value-type="float">
            <text:p>5.6843418860808E-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2^(-[.A45])" office:value-type="float" office:value="0.000000000000028421709430404" calcext:value-type="float">
            <text:p>2.8421709430404E-14</text:p>
          </table:table-cell>
          <table:table-cell table:formula="of:=1+(2^(-[.A45]))-1" office:value-type="float" office:value="0.000000000000028421709430404" calcext:value-type="float">
            <text:p>2.8421709430404E-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^(-[.A46])" office:value-type="float" office:value="0.000000000000014210854715202" calcext:value-type="float">
            <text:p>1.4210854715202E-14</text:p>
          </table:table-cell>
          <table:table-cell table:formula="of:=1+(2^(-[.A46]))-1" office:value-type="float" office:value="0.000000000000014210854715202" calcext:value-type="float">
            <text:p>1.4210854715202E-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2^(-[.A47])" office:value-type="float" office:value="7.105427357601E-015" calcext:value-type="float">
            <text:p>7.105427357601E-15</text:p>
          </table:table-cell>
          <table:table-cell table:formula="of:=1+(2^(-[.A47]))-1" office:value-type="float" office:value="7.105427357601E-015" calcext:value-type="float">
            <text:p>7.105427357601E-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^(-[.A48])" office:value-type="float" office:value="3.5527136788005E-015" calcext:value-type="float">
            <text:p>3.5527136788005E-15</text:p>
          </table:table-cell>
          <table:table-cell table:formula="of:=1+(2^(-[.A48]))-1" office:value-type="float" office:value="3.5527136788005E-015" calcext:value-type="float">
            <text:p>3.5527136788005E-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2^(-[.A49])" office:value-type="float" office:value="1.77635683940025E-015" calcext:value-type="float">
            <text:p>1.77635683940025E-15</text:p>
          </table:table-cell>
          <table:table-cell table:formula="of:=1+(2^(-[.A49]))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^(-[.A50])" office:value-type="float" office:value="8.88178419700125E-016" calcext:value-type="float">
            <text:p>8.88178419700125E-16</text:p>
          </table:table-cell>
          <table:table-cell table:formula="of:=1+(2^(-[.A50]))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2^(-[.A51])" office:value-type="float" office:value="4.44089209850063E-016" calcext:value-type="float">
            <text:p>4.44089209850063E-16</text:p>
          </table:table-cell>
          <table:table-cell table:formula="of:=1+(2^(-[.A51]))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^(-[.A52])" office:value-type="float" office:value="2.22044604925031E-016" calcext:value-type="float">
            <text:p>2.22044604925031E-16</text:p>
          </table:table-cell>
          <table:table-cell table:formula="of:=1+(2^(-[.A52]))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2^(-[.A53])" office:value-type="float" office:value="1.11022302462516E-016" calcext:value-type="float">
            <text:p>1.11022302462516E-16</text:p>
          </table:table-cell>
          <table:table-cell table:formula="of:=1+(2^(-[.A53]))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^(-[.A54])" office:value-type="float" office:value="5.55111512312578E-017" calcext:value-type="float">
            <text:p>5.55111512312578E-17</text:p>
          </table:table-cell>
          <table:table-cell table:formula="of:=1+(2^(-[.A54]))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2^(-[.A55])" office:value-type="float" office:value="2.77555756156289E-017" calcext:value-type="float">
            <text:p>2.77555756156289E-17</text:p>
          </table:table-cell>
          <table:table-cell table:formula="of:=1+(2^(-[.A55]))-1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JP Regular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5" loext:min-decimal-places="1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3">0000/00/00</text:date>, <text:time style:data-style-name="N2" text:time-value="13:03:32.39903348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0:10:01.273266857</meta:creation-date>
    <dc:date>2019-06-23T15:59:14.429287219</dc:date>
    <meta:editing-duration>PT1H23M37S</meta:editing-duration>
    <meta:editing-cycles>4</meta:editing-cycles>
    <meta:generator>LibreOffice/6.2.4.2$Linux_X86_64 LibreOffice_project/2412653d852ce75f65fbfa83fb7e7b669a126d64</meta:generator>
    <meta:document-statistic meta:table-count="2" meta:cell-count="465" meta:object-count="0"/>
  </office:meta>
</office:document-meta>
</file>